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met" svg:font-family="Helmet, Freesans, Helvetica, Arial, sans-serif"/>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style:style>
    <style:style style:name="P9" style:family="paragraph" style:parent-style-name="Standard" style:list-style-name="L1">
      <style:paragraph-properties fo:margin-left="0in" fo:margin-right="0in" fo:margin-top="0in" fo:margin-bottom="0in" fo:line-height="100%" fo:text-indent="0in" style:auto-text-indent="false"/>
      <style:text-properties style:font-name="Georgia"/>
    </style:style>
    <style:style style:name="P10" style:family="paragraph" style:parent-style-name="Standard" style:list-style-name="">
      <style:paragraph-properties fo:margin-left="0in" fo:margin-right="0in" fo:margin-top="0in" fo:margin-bottom="0in" fo:line-height="100%" fo:text-indent="0in" style:auto-text-indent="false"/>
    </style:style>
    <style:style style:name="P11" style:family="paragraph" style:parent-style-name="Standard" style:list-style-name="L2">
      <style:paragraph-properties fo:margin-left="0in" fo:margin-right="0in" fo:margin-top="0in" fo:margin-bottom="0in" fo:line-height="100%" fo:text-indent="0in" style:auto-text-indent="false"/>
      <style:text-properties fo:font-size="10.5pt" style:font-size-asian="10.5pt" style:font-size-complex="10.5pt"/>
    </style:style>
    <style:style style:name="P12"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font-name="Georgia" fo:font-size="10.5pt" style:font-size-asian="10.5pt" style:font-name-complex="Times New Roman1" style:font-size-complex="10.5pt"/>
    </style:style>
    <style:style style:name="T5" style:family="text">
      <style:text-properties style:font-name="Georgia" fo:font-size="10.5pt" fo:font-weight="bold" style:font-size-asian="10.5pt" style:font-weight-asian="bold" style:font-name-complex="Times New Roman1" style:font-size-complex="10.5pt" style:font-weight-complex="bold"/>
    </style:style>
    <style:style style:name="T6"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language="en" fo:country="US"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style:font-name-complex="Times New Roman1"/>
    </style:style>
    <style:style style:name="T9" style:family="text">
      <style:text-properties style:font-name="Georgia" fo:language="en" fo:country="US" style:font-name-complex="Times New Roman1"/>
    </style:style>
    <style:style style:name="T10" style:family="text">
      <style:text-properties style:font-name="Georgia" fo:font-weight="bold" style:font-weight-asian="bold" style:font-name-complex="Times New Roman1" style:font-weight-complex="bold"/>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language="none" fo:country="none" style:text-underline-style="none" style:font-name-asian="Georgia" style:language-asian="none" style:country-asian="none" style:font-name-complex="Georgia" style:language-complex="none" style:country-complex="none"/>
    </style:style>
    <style:style style:name="T13"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font-size="10.5pt" style:font-size-asian="10.5pt" style:font-name-complex="Times New Roman1" style:font-size-complex="10.5pt"/>
    </style:style>
    <style:style style:name="T15" style:family="text">
      <style:text-properties fo:font-size="10.5pt" fo:font-weight="bold" style:font-size-asian="10.5pt" style:font-weight-asian="bold" style:font-name-complex="Times New Roman1" style:font-size-complex="10.5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fo:font-weight="normal" style:font-weight-asian="normal" style:font-name-complex="Times New Roman1" style:font-weight-complex="normal"/>
    </style:style>
    <style:style style:name="T18" style:family="text">
      <style:text-properties fo:font-variant="normal" fo:text-transform="none" fo:color="#404040" style:font-name="Georgia" fo:font-size="10.5pt" fo:letter-spacing="normal" fo:font-style="normal" fo:font-weight="normal" style:font-size-asian="10.5pt" style:font-name-complex="Times New Roman1" style:font-size-complex="10.5pt"/>
    </style:style>
    <style:style style:name="T19" style:family="text">
      <style:text-properties fo:font-variant="normal" fo:text-transform="none" fo:color="#404040" style:font-name="Georgia" fo:font-size="10.5pt" fo:letter-spacing="normal" fo:font-style="normal" fo:font-weight="normal" style:font-size-asian="10.5pt" style:font-size-complex="10.5pt"/>
    </style:style>
    <style:style style:name="T20" style:family="text">
      <style:text-properties fo:font-variant="normal" fo:text-transform="none" fo:color="#222222"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21" style:family="text">
      <style:text-properties style:font-name="Georgia" fo:font-size="10.5pt" style:font-size-asian="10.5pt" style:font-name-complex="Times New Roman1" style:font-size-complex="10.5pt"/>
    </style:style>
    <style:style style:name="T22"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3" style:family="text">
      <style:text-properties fo:language="en" fo:country="US" style:font-name-asian="Georgia" style:language-asian="none" style:country-asian="none" style:font-name-complex="Georgia" style:language-complex="none" style:country-complex="none"/>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e no Evil, Hear no Evil, Ignore the Truth</text:p>
      <text:p text:style-name="P1"/>
      <text:p text:style-name="P2"><text:span text:style-name="T1">Read:</text:span><text:span text:style-name="T3"> Romans 1:18-32; II Peter 3:3-5</text:span></text:p>
      <text:p text:style-name="P3"/>
      <text:p text:style-name="P4"><text:span text:style-name="T1">Text:</text:span><text:span text:style-name="T3"> II Peter 3:5 “...</text:span><text:span text:style-name="T11">they willingly are ignorant...”</text:span></text:p>
      <text:p text:style-name="P5"/>
      <text:h text:style-name="P4" text:outline-level="3"><text:span text:style-name="T1">Introduction:</text:span><text:span text:style-name="T3"> Have you ever seen the figurine of the three monkeys; 0ne with his hands over his eyes, one with his hands over his ears and one with his hands over his mouth? They represent the philosophy of non- judgmental 'ism. Much of the world today is content with this philosophy. They will cover their eyes and ears and remain silent about that which is unrighteous. For many if not all who are deceived; they are as deceived as Sargent Shultz in Hogans Hero's. Do you remember his favorite saying? “I see nothing...I hear nothing.” It is a blindness and deafness that results from covering your eyes and plugging your ears. </text:span></text:h>
      <text:h text:style-name="P7" text:outline-level="3"><text:span text:style-name="T3"><text:s text:c="2"/>The scriptures we read this morning contain some phrases that I want to point out as we get started.</text:span></text:h>
      <text:h text:style-name="P7" text:outline-level="3"><text:span text:style-name="T2">I.</text:span><text:span text:style-name="T3"> II Peter 3:5 says: “...</text:span><text:span text:style-name="T2">they are willingly ignorant</text:span><text:span text:style-name="T3">...” Joel's transla-tion is that they are dumb on purpose. Peter tells us that they walk after their own lusts while ignoring the truth on purpose. It is like the person you observe running from the cop car with lights and siren on who, when stopped, says with a straight face: “I didn't know you were following me.”</text:span></text:h>
      <text:h text:style-name="P7" text:outline-level="3"><text:span text:style-name="T2">II.</text:span><text:span text:style-name="T3"> Romans 1:19 says: “...</text:span><text:span text:style-name="T2">God hath showed it </text:span><text:span text:style-name="T17">[truth about Himself]</text:span><text:span text:style-name="T2"> unto them</text:span><text:span text:style-name="T3">...” For those who are ignorant of the truth it is not God's fault. He has made all that they need to know available unto them. They are without the knowledge of God by their own choice. </text:span></text:h>
      <text:h text:style-name="P8" text:outline-level="3"><text:span text:style-name="T14"><text:s text:c="2"/>In 1859 missionaries arrived in </text:span><text:span text:style-name="T18">what is now Zimbabwe</text:span><text:span text:style-name="T14"> to work with the</text:span><text:span text:style-name="T4"> </text:span><text:span text:style-name="T18">Zulu Ndebele tribe. They were shocked to learn that this tribe had already been converted. Sechele (the only convert, of David Livingstone) had beaten them to it. David Livingstone had written this man off because he thought he wasn't sincere. </text:span><text:span text:style-name="T19">Sechele decided to lead church services for his own people after Livingstone left. He taught his tribe to read, the Bible (left by Livingstone) became popular, and slowly the Bakwena became Christian. <text:s/>Sechele traveled hundreds of miles as a missionary to other tribes, and having defeated many enemies, the Bakwena became a refuge, absorbing many tribes into their Christian society. At his death in 1892, Sechele ruled 30,000 people, a hundred times the number Livingstone first found him with. The ability to read (taught by Livingstone) The Bible (given to him by Livingstone) and the Holy Spirit was enough.</text:span></text:h>
      <text:list xml:id="list6575277581959454442" text:style-name="L1">
        <text:list-header>
          <text:h text:style-name="P9" text:outline-level="3"><text:span text:style-name="T15">III. </text:span><text:span text:style-name="T14">Romans 1:21 says: “...</text:span><text:span text:style-name="T15">they knew God</text:span><text:span text:style-name="T14">...” Paul is not just talking about folks who knew a few facts about God. He states that they “knew God.”</text:span></text:h>
        </text:list-header>
      </text:list>
      <text:h text:style-name="P7" text:outline-level="3"><text:span text:style-name="T3"><text:s text:c="2"/>The knowing of God did not result in glorifying Him. It did not bring a thankful heart. They discarded this knowledge and chose self glory.</text:span></text:h>
      <text:h text:style-name="P7" text:outline-level="3"><text:span text:style-name="T2">IV.</text:span><text:span text:style-name="T3"> Romans 1:23 says: “...[they] </text:span><text:span text:style-name="T2">changed the glory of...God</text:span><text:span text:style-name="T3"> into an image like </text:span><text:span text:style-name="T12">to corruptible man and birds, and...beasts...” this is incredible. They knew God but chose man made idols instead. For those of you who would think a man foolish for bowing in front of an idol let me point out the person who misses church to watch a ball game or movie may be doing much the same thing.</text:span></text:h>
      <text:h text:style-name="P7" text:outline-level="3"><text:span text:style-name="T2">V.</text:span><text:span text:style-name="T3"> Romans 1:25 says: “...[they] </text:span><text:span text:style-name="T2">changed the truth of God into a lie</text:span><text:span text:style-name="T3">...” Our society has accomplished this by equating physical love with God's love. Their arguments start with this question: “Why would a loving God <text:s text:c="2"/>...? With this as a backdrop they can justify any kind of malfeasance. I can divorce for any reason. I can drink responsibly. I can cheat. I can have same sex relations. I can miss church for any reason. Why? Because a </text:span><text:span text:style-name="T16">loving</text:span><text:span text:style-name="T3"> God will understand. God's truth doesn't change just because...</text:span></text:h>
      <text:h text:style-name="P10" text:outline-level="3"><text:span text:style-name="T5">VI</text:span><text:span text:style-name="T4">. Romans 1: 28 says: “...</text:span><text:span text:style-name="T5">they did not like to retain God in their knowledge</text:span><text:span text:style-name="T4">...” I could have called this message: “Ignorance is a choice.” When you remove God from the story you end up with the following sins controlling your life: </text:span><text:span text:style-name="T6">all unrighteousness, fornication, wickedness, covet-ousness, maliciousness; full of envy, murder, debate, deceit, malignity; whisperers, <text:s/>Back-biters, haters of God, </text:span><text:span text:style-name="T7">spiteful</text:span><text:span text:style-name="T6">, proud, boasters, invent-ors of evil things, disobedient to parents, Without understanding, cove-nant breakers, without natural affection, implacable, unmerciful: Bob Dylan wrote “...</text:span><text:span text:style-name="T20">it may be the devil or it may be the Lord But you're gonna have to serve somebody.” If you're not serving God then you're serving</text:span><text:span text:style-name="T6"> sin</text:span></text:h>
      <text:list xml:id="list3744531195212589520" text:style-name="L2">
        <text:list-header>
          <text:h text:style-name="P11" text:outline-level="3"><text:span text:style-name="T10">VII.</text:span><text:span text:style-name="T8"> Romans 1:32 says: “...[they] </text:span><text:span text:style-name="T10">know..the judgment of God</text:span><text:span text:style-name="T8">...” If you haven't gotten the message by now these people are not ignorant of their end. If you talk to them honestly many of them will tell you that they are lost or fear that they may be lost. Some of them will say things like: “I hope I'll go to heaven when I die.” The biggest problem is that they don't fear the judgment of God more that they love the pleasure of sin.</text:span><text:span text:style-name="T9">'</text:span></text:h>
          <text:h text:style-name="P11" text:outline-level="3"><text:span text:style-name="T9"/></text:h>
        </text:list-header>
      </text:list>
      <text:p text:style-name="P13"><text:span text:style-name="T13">Conclude</text:span><text:span text:style-name="T11">: I have two reasons for bringing this message this morning.</text:span></text:p>
      <text:p text:style-name="P13"><text:span text:style-name="T11"><text:s text:c="2"/>First it is </text:span><text:span text:style-name="T23">incumbent</text:span><text:span text:style-name="T11"> on both you and I that we recognize that we will be without excuse if we stand guilty on judgment day. We have the Word, we have the Holy Spirit, we have a God given conscience. We have no excuse.</text:span></text:p>
      <text:p text:style-name="P13"><text:span text:style-name="T11"><text:s text:c="2"/>Secondly it is important that we recognize that those who we see in the clutches of sin have chosen to be there. Rarely are we speaking to folks who are unaware that they in conflict with God and His Word. They don't need us to dwell on the fact that they are sinners. This world needs the Gospel (Good News) that there is a way to break sin's bondage and receive deliverance from their sinful condition. They need the message that trusting in Christ alone provides freedom from sin's clut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met" svg:font-family="Helmet, Freesans, Helvetica, Arial, sans-serif"/>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0</meta:editing-cycles>
    <meta:creation-date>2014-03-28T17:34:00</meta:creation-date>
    <dc:date>2020-02-18T12:54:30.86</dc:date>
    <meta:editing-duration>PT3H46M2S</meta:editing-duration>
    <meta:generator>OpenOffice/4.1.3$Win32 OpenOffice.org_project/413m1$Build-9783</meta:generator>
    <meta:document-statistic meta:table-count="0" meta:image-count="0" meta:object-count="0" meta:page-count="1" meta:paragraph-count="17" meta:word-count="969" meta:character-count="55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